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 table:number-columns-spanned="2" table:number-rows-spanned="1">
            <text:p>подвес</text:p>
          </table:table-cell>
          <table:covered-table-cell/>
          <table:table-cell office:value-type="string" calcext:value-type="string" table:number-columns-spanned="2" table:number-rows-spanned="1">
            <text:p>кольцо</text:p>
          </table:table-cell>
          <table:covered-table-cell/>
          <table:table-cell office:value-type="string" calcext:value-type="string" table:number-columns-spanned="2" table:number-rows-spanned="1">
            <text:p>диск</text:p>
          </table:table-cell>
          <table:covered-table-cell/>
          <table:table-cell table:style-name="ce1" office:value-type="string" calcext:value-type="string" table:number-columns-spanned="2" table:number-rows-spanned="1">
            <text:p>кольцо+диск</text:p>
          </table:table-cell>
          <table:covered-table-cell/>
          <table:table-cell table:style-name="ce1" office:value-type="string" calcext:value-type="string" table:number-columns-spanned="2" table:number-rows-spanned="1">
            <text:p>брусок горизонт</text:p>
          </table:table-cell>
          <table:covered-table-cell/>
          <table:table-cell table:style-name="ce1" office:value-type="string" calcext:value-type="string" table:number-columns-spanned="2" table:number-rows-spanned="1">
            <text:p>брусок вертик</text:p>
          </table:table-cell>
          <table:covered-table-cell/>
          <table:table-cell table:style-name="ce1" office:value-type="string" calcext:value-type="string" table:number-columns-spanned="3" table:number-rows-spanned="1">
            <text:p>раздв диск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, с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, с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, с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, с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, с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, с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, с</text:p>
          </table:table-cell>
          <table:table-cell office:value-type="string" calcext:value-type="string">
            <text:p>delta h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.702" calcext:value-type="float">
            <text:p>44.702</text:p>
          </table:table-cell>
          <table:table-cell office:value-type="float" office:value="10" calcext:value-type="float">
            <text:p>10</text:p>
          </table:table-cell>
          <table:table-cell office:value-type="float" office:value="41.705" calcext:value-type="float">
            <text:p>41.705</text:p>
          </table:table-cell>
          <table:table-cell office:value-type="float" office:value="10" calcext:value-type="float">
            <text:p>10</text:p>
          </table:table-cell>
          <table:table-cell office:value-type="float" office:value="39.078" calcext:value-type="float">
            <text:p>39.078</text:p>
          </table:table-cell>
          <table:table-cell office:value-type="float" office:value="10" calcext:value-type="float">
            <text:p>10</text:p>
          </table:table-cell>
          <table:table-cell office:value-type="float" office:value="38.947" calcext:value-type="float">
            <text:p>38.947</text:p>
          </table:table-cell>
          <table:table-cell office:value-type="float" office:value="10" calcext:value-type="float">
            <text:p>10</text:p>
          </table:table-cell>
          <table:table-cell office:value-type="float" office:value="37.154" calcext:value-type="float">
            <text:p>37.154</text:p>
          </table:table-cell>
          <table:table-cell office:value-type="float" office:value="10" calcext:value-type="float">
            <text:p>10</text:p>
          </table:table-cell>
          <table:table-cell office:value-type="float" office:value="29.829" calcext:value-type="float">
            <text:p>29.829</text:p>
          </table:table-cell>
          <table:table-cell office:value-type="float" office:value="10" calcext:value-type="float">
            <text:p>10</text:p>
          </table:table-cell>
          <table:table-cell office:value-type="float" office:value="30.336" calcext:value-type="float">
            <text:p>30.3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.272" calcext:value-type="float">
            <text:p>53.272</text:p>
          </table:table-cell>
          <table:table-cell office:value-type="float" office:value="10" calcext:value-type="float">
            <text:p>10</text:p>
          </table:table-cell>
          <table:table-cell office:value-type="float" office:value="41.681" calcext:value-type="float">
            <text:p>41.681</text:p>
          </table:table-cell>
          <table:table-cell office:value-type="float" office:value="10" calcext:value-type="float">
            <text:p>10</text:p>
          </table:table-cell>
          <table:table-cell office:value-type="float" office:value="39.1" calcext:value-type="float">
            <text:p>39.1</text:p>
          </table:table-cell>
          <table:table-cell office:value-type="float" office:value="10" calcext:value-type="float">
            <text:p>10</text:p>
          </table:table-cell>
          <table:table-cell office:value-type="float" office:value="38.932" calcext:value-type="float">
            <text:p>38.932</text:p>
          </table:table-cell>
          <table:table-cell office:value-type="float" office:value="10" calcext:value-type="float">
            <text:p>10</text:p>
          </table:table-cell>
          <table:table-cell office:value-type="float" office:value="37.129" calcext:value-type="float">
            <text:p>37.129</text:p>
          </table:table-cell>
          <table:table-cell office:value-type="float" office:value="10" calcext:value-type="float">
            <text:p>10</text:p>
          </table:table-cell>
          <table:table-cell office:value-type="float" office:value="29.78" calcext:value-type="float">
            <text:p>29.78</text:p>
          </table:table-cell>
          <table:table-cell office:value-type="float" office:value="10" calcext:value-type="float">
            <text:p>10</text:p>
          </table:table-cell>
          <table:table-cell office:value-type="float" office:value="30.394" calcext:value-type="float">
            <text:p>30.3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.091" calcext:value-type="float">
            <text:p>66.091</text:p>
          </table:table-cell>
          <table:table-cell office:value-type="float" office:value="10" calcext:value-type="float">
            <text:p>10</text:p>
          </table:table-cell>
          <table:table-cell office:value-type="float" office:value="41.638" calcext:value-type="float">
            <text:p>41.638</text:p>
          </table:table-cell>
          <table:table-cell office:value-type="float" office:value="10" calcext:value-type="float">
            <text:p>10</text:p>
          </table:table-cell>
          <table:table-cell office:value-type="float" office:value="39.044" calcext:value-type="float">
            <text:p>39.044</text:p>
          </table:table-cell>
          <table:table-cell office:value-type="float" office:value="10" calcext:value-type="float">
            <text:p>10</text:p>
          </table:table-cell>
          <table:table-cell office:value-type="float" office:value="38.928" calcext:value-type="float">
            <text:p>38.928</text:p>
          </table:table-cell>
          <table:table-cell office:value-type="float" office:value="10" calcext:value-type="float">
            <text:p>10</text:p>
          </table:table-cell>
          <table:table-cell office:value-type="float" office:value="37.163" calcext:value-type="float">
            <text:p>37.163</text:p>
          </table:table-cell>
          <table:table-cell office:value-type="float" office:value="10" calcext:value-type="float">
            <text:p>10</text:p>
          </table:table-cell>
          <table:table-cell office:value-type="float" office:value="29.714" calcext:value-type="float">
            <text:p>29.714</text:p>
          </table:table-cell>
          <table:table-cell office:value-type="float" office:value="10" calcext:value-type="float">
            <text:p>10</text:p>
          </table:table-cell>
          <table:table-cell office:value-type="float" office:value="30.345" calcext:value-type="float">
            <text:p>30.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.978" calcext:value-type="float">
            <text:p>43.978</text:p>
          </table:table-cell>
          <table:table-cell office:value-type="float" office:value="10" calcext:value-type="float">
            <text:p>10</text:p>
          </table:table-cell>
          <table:table-cell office:value-type="float" office:value="41.676" calcext:value-type="float">
            <text:p>41.676</text:p>
          </table:table-cell>
          <table:table-cell office:value-type="float" office:value="10" calcext:value-type="float">
            <text:p>10</text:p>
          </table:table-cell>
          <table:table-cell office:value-type="float" office:value="39.016" calcext:value-type="float">
            <text:p>39.016</text:p>
          </table:table-cell>
          <table:table-cell office:value-type="float" office:value="10" calcext:value-type="float">
            <text:p>10</text:p>
          </table:table-cell>
          <table:table-cell office:value-type="float" office:value="38.916" calcext:value-type="float">
            <text:p>38.916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30.357" calcext:value-type="float">
            <text:p>30.3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.91" calcext:value-type="float">
            <text:p>43.91</text:p>
          </table:table-cell>
          <table:table-cell office:value-type="float" office:value="10" calcext:value-type="float">
            <text:p>10</text:p>
          </table:table-cell>
          <table:table-cell office:value-type="float" office:value="41.593" calcext:value-type="float">
            <text:p>41.593</text:p>
          </table:table-cell>
          <table:table-cell office:value-type="float" office:value="10" calcext:value-type="float">
            <text:p>10</text:p>
          </table:table-cell>
          <table:table-cell office:value-type="float" office:value="39.013" calcext:value-type="float">
            <text:p>39.013</text:p>
          </table:table-cell>
          <table:table-cell office:value-type="float" office:value="10" calcext:value-type="float">
            <text:p>10</text:p>
          </table:table-cell>
          <table:table-cell office:value-type="float" office:value="38.913" calcext:value-type="float">
            <text:p>38.91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30.349" calcext:value-type="float">
            <text:p>30.3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.862" calcext:value-type="float">
            <text:p>43.862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30.317" calcext:value-type="float">
            <text:p>30.3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.828" calcext:value-type="float">
            <text:p>43.828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30.631" calcext:value-type="float">
            <text:p>30.6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.776" calcext:value-type="float">
            <text:p>43.776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30.615" calcext:value-type="float">
            <text:p>30.6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.132" calcext:value-type="float">
            <text:p>48.132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30.599" calcext:value-type="float">
            <text:p>30.5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.698" calcext:value-type="float">
            <text:p>43.698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30.985" calcext:value-type="float">
            <text:p>30.9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.985" calcext:value-type="float">
            <text:p>43.985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30.99" calcext:value-type="float">
            <text:p>30.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5.395" calcext:value-type="float">
            <text:p>85.395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30.903" calcext:value-type="float">
            <text:p>30.9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31.45" calcext:value-type="float">
            <text:p>31.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31.433" calcext:value-type="float">
            <text:p>31.4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31.429" calcext:value-type="float">
            <text:p>31.4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31.984" calcext:value-type="float">
            <text:p>31.9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31.97" calcext:value-type="float">
            <text:p>31.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31.964" calcext:value-type="float">
            <text:p>31.9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32.606" calcext:value-type="float">
            <text:p>32.6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32.555" calcext:value-type="float">
            <text:p>32.5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32.548" calcext:value-type="float">
            <text:p>32.5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33.424" calcext:value-type="float">
            <text:p>33.4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33.364" calcext:value-type="float">
            <text:p>33.3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33.369" calcext:value-type="float">
            <text:p>33.36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34.252" calcext:value-type="float">
            <text:p>34.2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34.283" calcext:value-type="float">
            <text:p>34.2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34.231" calcext:value-type="float">
            <text:p>34.2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35.248" calcext:value-type="float">
            <text:p>35.24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35.234" calcext:value-type="float">
            <text:p>35.2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35.266" calcext:value-type="float">
            <text:p>35.266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22:20:35.576941488</meta:creation-date>
    <dc:date>2023-11-03T06:20:25.825859662</dc:date>
    <meta:editing-duration>PT4H1M5S</meta:editing-duration>
    <meta:editing-cycles>8</meta:editing-cycles>
    <meta:generator>LibreOffice/7.4.7.2$Linux_X86_64 LibreOffice_project/40$Build-2</meta:generator>
    <meta:document-statistic meta:table-count="1" meta:cell-count="178" meta:object-count="0"/>
  </office:meta>
</office:document-meta>
</file>